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50000010493FA774A.jpg" manifest:media-type="image/jpeg"/>
  <manifest:file-entry manifest:full-path="Pictures/100000000000016F000001D69A985A8D.jpg" manifest:media-type="image/jpeg"/>
  <manifest:file-entry manifest:full-path="Pictures/10000000000000900000009072D190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_Linux" svg:font-family="Monaco_Linux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1.143cm"/>
    </style:style>
    <style:style style:name="co1" style:family="table-column">
      <style:table-column-properties style:column-width="3.739cm" style:use-optimal-column-width="false"/>
    </style:style>
    <style:style style:name="ro1" style:family="table-row">
      <style:table-row-properties style:row-height="2.22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aco_Linux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84cm" svg:height="5.248cm" svg:x="20.431cm" svg:y="4.81cm">
          <draw:image xlink:href="Pictures/10000000000000900000009072D1904D.jpg" xlink:type="simple" xlink:show="embed" xlink:actuate="onLoad">
            <text:p/>
          </draw:image>
        </draw:frame>
        <draw:frame draw:style-name="gr1" draw:text-style-name="P1" draw:layer="layout" svg:width="6.35cm" svg:height="7.239cm" svg:x="1.508cm" svg:y="4.937cm">
          <draw:image xlink:href="Pictures/100000000000016F000001D69A985A8D.jpg" xlink:type="simple" xlink:show="embed" xlink:actuate="onLoad">
            <text:p/>
          </draw:image>
        </draw:frame>
        <draw:frame draw:style-name="gr1" draw:text-style-name="P1" draw:layer="layout" svg:width="3.947cm" svg:height="2.751cm" svg:x="11.287cm" svg:y="4.556cm">
          <draw:image xlink:href="Pictures/10000000000001750000010493FA774A.jpg" xlink:type="simple" xlink:show="embed" xlink:actuate="onLoad">
            <text:p/>
          </draw:image>
        </draw:frame>
        <draw:line draw:style-name="gr2" draw:text-style-name="P1" draw:layer="layout" svg:x1="8.239cm" svg:y1="5.699cm" svg:x2="9.509cm" svg:y2="5.699cm">
          <text:p/>
        </draw:line>
        <draw:line draw:style-name="gr2" draw:text-style-name="P1" draw:layer="layout" svg:x1="17.129cm" svg:y1="5.699cm" svg:x2="19.161cm" svg:y2="5.699cm">
          <text:p/>
        </draw:line>
        <draw:custom-shape draw:style-name="gr3" draw:text-style-name="P1" draw:layer="layout" svg:width="6.985cm" svg:height="7.874cm" svg:x="19.288cm" svg:y="2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112cm" svg:height="15.113cm" svg:x="10.017cm" svg:y="2.65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08cm" svg:height="0.962cm" svg:x="1.508cm" svg:y="2.905cm">
          <draw:text-box>
            <text:p><text:s text:c="9"/><text:span text:style-name="T1">Extract</text:span></text:p>
          </draw:text-box>
        </draw:frame>
        <draw:custom-shape draw:style-name="gr3" draw:text-style-name="P1" draw:layer="layout" svg:width="6.858cm" svg:height="10.287cm" svg:x="1.254cm" svg:y="2.52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5.334cm" svg:height="1.012cm" svg:x="11.16cm" svg:y="2.905cm">
          <draw:text-box>
            <text:p/>
          </draw:text-box>
        </draw:frame>
        <draw:frame draw:style-name="gr5" draw:layer="layout" svg:width="6.35cm" svg:height="1.012cm" svg:x="10.398cm" svg:y="3.032cm">
          <draw:text-box>
            <text:p><text:s text:c="6"/><text:span text:style-name="T1">Transform</text:span></text:p>
          </draw:text-box>
        </draw:frame>
        <draw:frame draw:style-name="gr6" draw:layer="layout" svg:width="5.461cm" svg:height="1.266cm" svg:x="20.558cm" svg:y="3.159cm">
          <draw:text-box>
            <text:p><text:s text:c="6"/><text:span text:style-name="T1">Store</text:span></text:p>
          </draw:text-box>
        </draw:frame>
        <draw:frame draw:style-name="gr7" draw:layer="layout" svg:width="14.351cm" svg:height="1.393cm" svg:x="8.112cm" svg:y="1.254cm">
          <draw:text-box>
            <text:p><text:s text:c="23"/><text:span text:style-name="T2">ETS</text:span></text:p>
          </draw:text-box>
        </draw:frame>
        <draw:frame draw:style-name="standard" draw:layer="layout" svg:width="3.739cm" svg:height="8.888cm" svg:x="11.485cm" svg:y="7.73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sed</text:p>
                <text:p/>
              </table:table-cell>
            </table:table-row>
            <table:table-row table:style-name="ro1">
              <table:table-cell table:style-name="ce1">
                <text:p>grep</text:p>
                <text:p>pcregrep</text:p>
              </table:table-cell>
            </table:table-row>
            <table:table-row table:style-name="ro1">
              <table:table-cell table:style-name="ce1">
                <text:p>cat</text:p>
              </table:table-cell>
            </table:table-row>
            <table:table-row table:style-name="ro1">
              <table:table-cell table:style-name="ce1">
                <text:p>tr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_Linux" svg:font-family="Monaco_Linux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3:49:53.878122276</meta:creation-date>
    <meta:editing-cycles>5</meta:editing-cycles>
    <meta:editing-duration>PT9M26S</meta:editing-duration>
    <dc:date>2016-03-23T14:13:28.237966821</dc:date>
    <meta:generator>LibreOffice/4.2.8.2$Linux_X86_64 LibreOffice_project/420m0$Build-2</meta:generator>
    <meta:document-statistic meta:object-count="14"/>
  </office:meta>
</office:document-meta>
</file>